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6ed36" officeooo:paragraph-rsid="0006ed36"/>
    </style:style>
    <style:style style:name="P2" style:family="paragraph" style:parent-style-name="Text_20_body">
      <style:text-properties officeooo:rsid="0006ed36" officeooo:paragraph-rsid="0006ed36"/>
    </style:style>
    <style:style style:name="P3" style:family="paragraph" style:parent-style-name="Text_20_body">
      <style:text-properties officeooo:rsid="0008dafb" officeooo:paragraph-rsid="0008dafb"/>
    </style:style>
    <style:style style:name="P4" style:family="paragraph" style:parent-style-name="Text_20_body">
      <style:text-properties officeooo:rsid="000e39e7" officeooo:paragraph-rsid="000e39e7"/>
    </style:style>
    <style:style style:name="P5" style:family="paragraph" style:parent-style-name="Text_20_body">
      <style:text-properties officeooo:rsid="0012da24" officeooo:paragraph-rsid="0012da24"/>
    </style:style>
    <style:style style:name="P6" style:family="paragraph" style:parent-style-name="Text_20_body" style:list-style-name="L1">
      <style:text-properties officeooo:rsid="0012da24" officeooo:paragraph-rsid="0012da24"/>
    </style:style>
    <style:style style:name="P7" style:family="paragraph" style:parent-style-name="Text_20_body" style:list-style-name="L1">
      <style:text-properties officeooo:rsid="0013fc5c" officeooo:paragraph-rsid="0013fc5c"/>
    </style:style>
    <style:style style:name="P8" style:family="paragraph" style:parent-style-name="Text_20_body" style:list-style-name="L1">
      <style:text-properties officeooo:rsid="00143a93" officeooo:paragraph-rsid="00143a93"/>
    </style:style>
    <style:style style:name="P9" style:family="paragraph" style:parent-style-name="Text_20_body" style:list-style-name="L1">
      <style:text-properties officeooo:rsid="00149000" officeooo:paragraph-rsid="00149000"/>
    </style:style>
    <style:style style:name="P10" style:family="paragraph" style:parent-style-name="Text_20_body" style:list-style-name="L1">
      <style:text-properties officeooo:rsid="001535a7" officeooo:paragraph-rsid="001535a7"/>
    </style:style>
    <style:style style:name="P11" style:family="paragraph" style:parent-style-name="Text_20_body">
      <style:text-properties officeooo:rsid="0016c53b" officeooo:paragraph-rsid="0016c53b"/>
    </style:style>
    <style:style style:name="P12" style:family="paragraph" style:parent-style-name="Text_20_body">
      <style:text-properties officeooo:rsid="0017e644" officeooo:paragraph-rsid="0017e644"/>
    </style:style>
    <style:style style:name="P13" style:family="paragraph" style:parent-style-name="Text_20_body">
      <style:text-properties officeooo:rsid="0018ebb7" officeooo:paragraph-rsid="0018ebb7"/>
    </style:style>
    <style:style style:name="P14" style:family="paragraph" style:parent-style-name="Text_20_body" style:list-style-name="L2">
      <style:text-properties officeooo:rsid="0018ebb7" officeooo:paragraph-rsid="0018ebb7"/>
    </style:style>
    <style:style style:name="P15" style:family="paragraph" style:parent-style-name="Text_20_body" style:list-style-name="L2">
      <style:text-properties officeooo:rsid="001e56f6" officeooo:paragraph-rsid="001e56f6"/>
    </style:style>
    <style:style style:name="P16" style:family="paragraph" style:parent-style-name="Text_20_body" style:list-style-name="L2">
      <style:text-properties officeooo:rsid="001f2485" officeooo:paragraph-rsid="001f2485"/>
    </style:style>
    <style:style style:name="P17" style:family="paragraph" style:parent-style-name="Text_20_body" style:list-style-name="L2">
      <style:text-properties officeooo:rsid="002025ef" officeooo:paragraph-rsid="002025ef"/>
    </style:style>
    <style:style style:name="P18" style:family="paragraph" style:parent-style-name="Text_20_body" style:list-style-name="L2">
      <style:text-properties officeooo:rsid="0020e960" officeooo:paragraph-rsid="0020e960"/>
    </style:style>
    <style:style style:name="P19" style:family="paragraph" style:parent-style-name="Text_20_body" style:list-style-name="L2">
      <style:text-properties officeooo:rsid="0021ff8b" officeooo:paragraph-rsid="0021ff8b"/>
    </style:style>
    <style:style style:name="P20" style:family="paragraph" style:parent-style-name="Text_20_body" style:list-style-name="L2">
      <style:text-properties officeooo:rsid="0023aa0b" officeooo:paragraph-rsid="0023aa0b"/>
    </style:style>
    <style:style style:name="P21" style:family="paragraph" style:parent-style-name="Text_20_body" style:list-style-name="L2">
      <style:text-properties officeooo:rsid="00249ed1" officeooo:paragraph-rsid="00249ed1"/>
    </style:style>
    <style:style style:name="P22" style:family="paragraph" style:parent-style-name="Text_20_body">
      <style:text-properties officeooo:rsid="00256e17" officeooo:paragraph-rsid="00256e17"/>
    </style:style>
    <style:style style:name="P23" style:family="paragraph" style:parent-style-name="Text_20_body">
      <style:text-properties officeooo:rsid="002650d7" officeooo:paragraph-rsid="002650d7"/>
    </style:style>
    <style:style style:name="P24" style:family="paragraph" style:parent-style-name="Text_20_body" style:list-style-name="L3">
      <style:text-properties officeooo:rsid="00282851" officeooo:paragraph-rsid="00282851"/>
    </style:style>
    <style:style style:name="P25" style:family="paragraph" style:parent-style-name="Text_20_body" style:list-style-name="L3">
      <style:text-properties officeooo:rsid="0029176a" officeooo:paragraph-rsid="0029176a"/>
    </style:style>
    <style:style style:name="P26" style:family="paragraph" style:parent-style-name="Text_20_body" style:list-style-name="L3">
      <style:text-properties officeooo:rsid="002b78af" officeooo:paragraph-rsid="002b78af"/>
    </style:style>
    <style:style style:name="P27" style:family="paragraph" style:parent-style-name="Text_20_body">
      <style:text-properties officeooo:rsid="002ca3e6" officeooo:paragraph-rsid="002ca3e6"/>
    </style:style>
    <style:style style:name="P28" style:family="paragraph" style:parent-style-name="Text_20_body">
      <style:text-properties officeooo:rsid="00301a30" officeooo:paragraph-rsid="00301a30"/>
    </style:style>
    <style:style style:name="P29" style:family="paragraph" style:parent-style-name="Text_20_body">
      <style:text-properties officeooo:rsid="003091fd" officeooo:paragraph-rsid="003091fd"/>
    </style:style>
    <style:style style:name="P30" style:family="paragraph" style:parent-style-name="Text_20_body" style:list-style-name="L4">
      <style:text-properties officeooo:rsid="00330a0a" officeooo:paragraph-rsid="00330a0a"/>
    </style:style>
    <style:style style:name="P31" style:family="paragraph" style:parent-style-name="Text_20_body">
      <style:text-properties officeooo:rsid="00330a0a" officeooo:paragraph-rsid="00330a0a"/>
    </style:style>
    <style:style style:name="P32" style:family="paragraph" style:parent-style-name="Text_20_body">
      <style:text-properties officeooo:rsid="0033ea5c" officeooo:paragraph-rsid="0033ea5c"/>
    </style:style>
    <style:style style:name="P33" style:family="paragraph" style:parent-style-name="Text_20_body">
      <style:text-properties officeooo:rsid="0034c7ce" officeooo:paragraph-rsid="0034c7ce"/>
    </style:style>
    <style:style style:name="P34" style:family="paragraph" style:parent-style-name="Text_20_body">
      <style:text-properties officeooo:rsid="003660a2" officeooo:paragraph-rsid="003660a2"/>
    </style:style>
    <style:style style:name="P35" style:family="paragraph" style:parent-style-name="Text_20_body">
      <style:text-properties officeooo:rsid="00397912" officeooo:paragraph-rsid="00397912"/>
    </style:style>
    <style:style style:name="P36" style:family="paragraph" style:parent-style-name="Text_20_body">
      <style:text-properties officeooo:rsid="003ca626" officeooo:paragraph-rsid="003ca626"/>
    </style:style>
    <style:style style:name="P37" style:family="paragraph" style:parent-style-name="Text_20_body">
      <style:text-properties officeooo:rsid="003e42df" officeooo:paragraph-rsid="003e42df"/>
    </style:style>
    <style:style style:name="P38" style:family="paragraph" style:parent-style-name="Text_20_body">
      <style:text-properties style:text-underline-style="solid" style:text-underline-width="auto" style:text-underline-color="font-color" officeooo:rsid="003ff56d" officeooo:paragraph-rsid="003ff56d"/>
    </style:style>
    <style:style style:name="P39" style:family="paragraph" style:parent-style-name="Text_20_body">
      <style:text-properties style:text-underline-style="solid" style:text-underline-width="auto" style:text-underline-color="font-color" officeooo:rsid="004797d8" officeooo:paragraph-rsid="004797d8"/>
    </style:style>
    <style:style style:name="P40" style:family="paragraph" style:parent-style-name="Text_20_body">
      <style:text-properties style:text-underline-style="solid" style:text-underline-width="auto" style:text-underline-color="font-color" officeooo:rsid="00584c44" officeooo:paragraph-rsid="00584c44"/>
    </style:style>
    <style:style style:name="P41" style:family="paragraph" style:parent-style-name="Text_20_body">
      <style:text-properties style:text-underline-style="none" officeooo:rsid="003ff56d" officeooo:paragraph-rsid="003ff56d"/>
    </style:style>
    <style:style style:name="P42" style:family="paragraph" style:parent-style-name="Text_20_body">
      <style:text-properties style:text-underline-style="none" officeooo:rsid="0044aa52" officeooo:paragraph-rsid="0044aa52"/>
    </style:style>
    <style:style style:name="P43" style:family="paragraph" style:parent-style-name="Text_20_body">
      <style:text-properties style:text-underline-style="none" officeooo:rsid="004b515c" officeooo:paragraph-rsid="004b515c"/>
    </style:style>
    <style:style style:name="P44" style:family="paragraph" style:parent-style-name="Text_20_body">
      <style:text-properties style:text-underline-style="none" officeooo:rsid="004c4557" officeooo:paragraph-rsid="004c4557"/>
    </style:style>
    <style:style style:name="P45" style:family="paragraph" style:parent-style-name="Text_20_body">
      <style:text-properties style:text-underline-style="none" officeooo:rsid="00505508" officeooo:paragraph-rsid="00505508"/>
    </style:style>
    <style:style style:name="P46" style:family="paragraph" style:parent-style-name="Text_20_body">
      <style:text-properties style:text-underline-style="none" officeooo:rsid="00517043" officeooo:paragraph-rsid="00517043"/>
    </style:style>
    <style:style style:name="P47" style:family="paragraph" style:parent-style-name="Text_20_body">
      <style:text-properties style:text-underline-style="none" officeooo:rsid="0052512d" officeooo:paragraph-rsid="0052512d"/>
    </style:style>
    <style:style style:name="P48" style:family="paragraph" style:parent-style-name="Text_20_body">
      <style:text-properties style:text-underline-style="none" officeooo:rsid="00537f89" officeooo:paragraph-rsid="00537f89"/>
    </style:style>
    <style:style style:name="P49" style:family="paragraph" style:parent-style-name="Text_20_body" style:list-style-name="L5">
      <style:text-properties style:text-underline-style="none" officeooo:rsid="00584c44" officeooo:paragraph-rsid="00584c44"/>
    </style:style>
    <style:style style:name="P50" style:family="paragraph" style:parent-style-name="Title">
      <style:text-properties officeooo:rsid="0006ed36" officeooo:paragraph-rsid="0006ed36"/>
    </style:style>
    <style:style style:name="T1" style:family="text">
      <style:text-properties officeooo:rsid="000ab847"/>
    </style:style>
    <style:style style:name="T2" style:family="text">
      <style:text-properties officeooo:rsid="000b412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60c4" style:font-style-asian="italic" style:font-style-complex="italic"/>
    </style:style>
    <style:style style:name="T5" style:family="text">
      <style:text-properties fo:font-style="italic" officeooo:rsid="00365a13" style:font-style-asian="italic" style:font-style-complex="italic"/>
    </style:style>
    <style:style style:name="T6" style:family="text">
      <style:text-properties fo:font-style="italic" officeooo:rsid="003826b1" style:font-style-asian="italic" style:font-style-complex="italic"/>
    </style:style>
    <style:style style:name="T7" style:family="text">
      <style:text-properties fo:font-style="italic" officeooo:rsid="003b78b1" style:font-style-asian="italic" style:font-style-complex="italic"/>
    </style:style>
    <style:style style:name="T8" style:family="text">
      <style:text-properties fo:font-style="italic" officeooo:rsid="00342780" style:font-style-asian="italic" style:font-style-complex="italic"/>
    </style:style>
    <style:style style:name="T9" style:family="text">
      <style:text-properties fo:font-style="italic" officeooo:rsid="0042f433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f60c4" style:font-style-asian="normal" style:font-style-complex="normal"/>
    </style:style>
    <style:style style:name="T16" style:family="text">
      <style:text-properties fo:font-style="normal" officeooo:rsid="00100d7d" style:font-style-asian="normal" style:font-style-complex="normal"/>
    </style:style>
    <style:style style:name="T17" style:family="text">
      <style:text-properties fo:font-style="normal" officeooo:rsid="0010dc02" style:font-style-asian="normal" style:font-style-complex="normal"/>
    </style:style>
    <style:style style:name="T18" style:family="text">
      <style:text-properties fo:font-style="normal" officeooo:rsid="0012049f" style:font-style-asian="normal" style:font-style-complex="normal"/>
    </style:style>
    <style:style style:name="T19" style:family="text">
      <style:text-properties fo:font-style="normal" officeooo:rsid="00143a93" style:font-style-asian="normal" style:font-style-complex="normal"/>
    </style:style>
    <style:style style:name="T20" style:family="text">
      <style:text-properties fo:font-style="normal" officeooo:rsid="001c8be0" style:font-style-asian="normal" style:font-style-complex="normal"/>
    </style:style>
    <style:style style:name="T21" style:family="text">
      <style:text-properties fo:font-style="normal" officeooo:rsid="00224ed8" style:font-style-asian="normal" style:font-style-complex="normal"/>
    </style:style>
    <style:style style:name="T22" style:family="text">
      <style:text-properties fo:font-style="normal" officeooo:rsid="002a12c9" style:font-style-asian="normal" style:font-style-complex="normal"/>
    </style:style>
    <style:style style:name="T23" style:family="text">
      <style:text-properties fo:font-style="normal" officeooo:rsid="002e438c" style:font-style-asian="normal" style:font-style-complex="normal"/>
    </style:style>
    <style:style style:name="T24" style:family="text">
      <style:text-properties fo:font-style="normal" officeooo:rsid="00342780" style:font-style-asian="normal" style:font-style-complex="normal"/>
    </style:style>
    <style:style style:name="T25" style:family="text">
      <style:text-properties fo:font-style="normal" officeooo:rsid="00365a13" style:font-style-asian="normal" style:font-style-complex="normal"/>
    </style:style>
    <style:style style:name="T26" style:family="text">
      <style:text-properties fo:font-style="normal" officeooo:rsid="0037d7d6" style:font-style-asian="normal" style:font-style-complex="normal"/>
    </style:style>
    <style:style style:name="T27" style:family="text">
      <style:text-properties fo:font-style="normal" officeooo:rsid="003826b1" style:font-style-asian="normal" style:font-style-complex="normal"/>
    </style:style>
    <style:style style:name="T28" style:family="text">
      <style:text-properties fo:font-style="normal" officeooo:rsid="003a4b2f" style:font-style-asian="normal" style:font-style-complex="normal"/>
    </style:style>
    <style:style style:name="T29" style:family="text">
      <style:text-properties fo:font-style="normal" officeooo:rsid="003b78b1" style:font-style-asian="normal" style:font-style-complex="normal"/>
    </style:style>
    <style:style style:name="T30" style:family="text">
      <style:text-properties fo:font-style="normal" officeooo:rsid="003df36a" style:font-style-asian="normal" style:font-style-complex="normal"/>
    </style:style>
    <style:style style:name="T31" style:family="text">
      <style:text-properties fo:font-style="normal" officeooo:rsid="003e6f6d" style:font-style-asian="normal" style:font-style-complex="normal"/>
    </style:style>
    <style:style style:name="T32" style:family="text">
      <style:text-properties fo:font-style="normal" officeooo:rsid="0041c1bd" style:font-style-asian="normal" style:font-style-complex="normal"/>
    </style:style>
    <style:style style:name="T33" style:family="text">
      <style:text-properties fo:font-style="normal" officeooo:rsid="0042f433" style:font-style-asian="normal" style:font-style-complex="normal"/>
    </style:style>
    <style:style style:name="T34" style:family="text">
      <style:text-properties fo:font-style="normal" officeooo:rsid="00469eb5" style:font-style-asian="normal" style:font-style-complex="normal"/>
    </style:style>
    <style:style style:name="T35" style:family="text">
      <style:text-properties fo:font-style="normal" officeooo:rsid="004de751" style:font-style-asian="normal" style:font-style-complex="normal"/>
    </style:style>
    <style:style style:name="T36" style:family="text">
      <style:text-properties fo:font-style="normal" officeooo:rsid="004ed1b4" style:font-style-asian="normal" style:font-style-complex="normal"/>
    </style:style>
    <style:style style:name="T37" style:family="text">
      <style:text-properties fo:font-style="normal" officeooo:rsid="00584c44" style:font-style-asian="normal" style:font-style-complex="normal"/>
    </style:style>
    <style:style style:name="T38" style:family="text">
      <style:text-properties fo:font-style="normal" officeooo:rsid="00586e43" style:font-style-asian="normal" style:font-style-complex="normal"/>
    </style:style>
    <style:style style:name="T39" style:family="text">
      <style:text-properties fo:font-style="normal" officeooo:rsid="0058d448" style:font-style-asian="normal" style:font-style-complex="normal"/>
    </style:style>
    <style:style style:name="T40" style:family="text">
      <style:text-properties fo:font-style="normal" officeooo:rsid="005a0f42" style:font-style-asian="normal" style:font-style-complex="normal"/>
    </style:style>
    <style:style style:name="T41" style:family="text">
      <style:text-properties fo:font-style="normal" officeooo:rsid="005b233b" style:font-style-asian="normal" style:font-style-complex="normal"/>
    </style:style>
    <style:style style:name="T42" style:family="text">
      <style:text-properties fo:font-style="normal" officeooo:rsid="005b724b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Concurrency</text:p>
      <text:p text:style-name="P1">An Introduction</text:p>
      <text:p text:style-name="P2">A group of people grabbing for a peach, how do we handle everything? </text:p>
      <text:p text:style-name="P3">We have multi-threaded application where each thread is kind of like an independent agent running around on the behalf of the program. <text:span text:style-name="T1">These threads access memory, and each of the memroy access is like </text:span><text:span text:style-name="T2">one of those </text:span><text:span text:style-name="T1">peach</text:span><text:span text:style-name="T2">es</text:span><text:span text:style-name="T1">. </text:span></text:p>
      <text:p text:style-name="P4">We introduce an abstraction of a single running program, that of a <text:span text:style-name="T3">thread.</text:span><text:span text:style-name="T4"> </text:span><text:span text:style-name="T15">A multi-threaded program has more than one point of execution. </text:span><text:span text:style-name="T16">Each thread is very much like a single process </text:span><text:span text:style-name="T17">except that they share the same address space and thus </text:span><text:span text:style-name="T18">can access the same data. </text:span></text:p>
      <text:p text:style-name="P5"><text:span text:style-name="T18">A </text:span><text:span text:style-name="T14">thread has: </text:span></text:p>
      <text:list xml:id="list3215633369" text:style-name="L1">
        <text:list-item>
          <text:p text:style-name="P6"><text:span text:style-name="T14">Program Counter (PC)</text:span></text:p>
        </text:list-item>
        <text:list-item>
          <text:p text:style-name="P6"><text:span text:style-name="T14">Private set of registers used for computations</text:span></text:p>
        </text:list-item>
        <text:list-item>
          <text:p text:style-name="P6"><text:span text:style-name="T14">Context switching (switching one thread to another on a single processor machine)</text:span></text:p>
          <text:list>
            <text:list-item>
              <text:p text:style-name="P7"><text:span text:style-name="T19">one or more </text:span><text:span text:style-name="T14">Thread Control Block</text:span><text:span text:style-name="T19">s</text:span><text:span text:style-name="T14"> (TCB</text:span><text:span text:style-name="T19">s</text:span><text:span text:style-name="T14">) instead of the process’s PCB. </text:span></text:p>
            </text:list-item>
            <text:list-item>
              <text:p text:style-name="P8"><text:span text:style-name="T14">Major difference, we don’t have to change the address space (it remains the same) </text:span></text:p>
            </text:list-item>
          </text:list>
        </text:list-item>
        <text:list-item>
          <text:p text:style-name="P9"><text:span text:style-name="T14">Different address space depending on single or multi-thread</text:span></text:p>
          <text:list>
            <text:list-item>
              <text:p text:style-name="P9"><text:span text:style-name="T14">In a multi-threaded process, we have 1 stack per thread</text:span></text:p>
            </text:list-item>
            <text:list-item>
              <text:p text:style-name="P10"><text:span text:style-name="T14">A thread specific stack is called thread-local storage</text:span></text:p>
            </text:list-item>
          </text:list>
        </text:list-item>
      </text:list>
      <text:p text:style-name="P11"><text:span text:style-name="T14">We can no longer grow stack and heap independently but this is ok since stacks generally do not have to be very large (exception for programs using heavy recursion). </text:span></text:p>
      <text:p text:style-name="P11"><text:span text:style-name="T14"/></text:p>
      <text:p text:style-name="P12"><text:span text:style-name="T14">26.1 Why Use Threads?</text:span></text:p>
      <text:p text:style-name="P13"><text:span text:style-name="T14">There are 2 major reasons: </text:span></text:p>
      <text:list xml:id="list2805937161" text:style-name="L2">
        <text:list-item>
          <text:p text:style-name="P14"><text:span text:style-name="T14">Parallelism </text:span><text:span text:style-name="T20">(Parallelization)</text:span></text:p>
          <text:list>
            <text:list-item>
              <text:p text:style-name="P15"><text:span text:style-name="T14">Transform single-threaded programs to multi-threaded.</text:span></text:p>
            </text:list-item>
            <text:list-item>
              <text:p text:style-name="P15"><text:span text:style-name="T14">Performing work on multiple CPUs</text:span></text:p>
            </text:list-item>
            <text:list-item>
              <text:p text:style-name="P15"><text:span text:style-name="T14">Typical is using 1 thread / CPU making programs faster on modern HW</text:span></text:p>
            </text:list-item>
            <text:list-item>
              <text:p text:style-name="P15"><text:span text:style-name="T14"/></text:p>
            </text:list-item>
          </text:list>
        </text:list-item>
        <text:list-item>
          <text:p text:style-name="P14"><text:span text:style-name="T14">Avoid blocking program progress due to slow I/O</text:span></text:p>
          <text:list>
            <text:list-item>
              <text:p text:style-name="P16"><text:span text:style-name="T14">Could be waiting on sending or receiving a message, disk I/O to complete or for a page fault to finnish.</text:span></text:p>
            </text:list-item>
            <text:list-item>
              <text:p text:style-name="P17"><text:soft-page-break/><text:span text:style-name="T14">Instead of waiting for this operation we may uitilize other I/O operations or computations.</text:span></text:p>
            </text:list-item>
            <text:list-item>
              <text:p text:style-name="P18"><text:span text:style-name="T14">Using multiple threads is a natural way to avoid getting stuck. Scheduler can change to other threads while one thread is waiting.</text:span></text:p>
            </text:list-item>
            <text:list-item>
              <text:p text:style-name="P19"><text:span text:style-name="T14">Threading enables overlap of I/O with other activities within a single </text:span><text:span text:style-name="T21">program.</text:span></text:p>
            </text:list-item>
            <text:list-item>
              <text:p text:style-name="P20"><text:span text:style-name="T21">M</text:span><text:span text:style-name="T14">ost server-based applications (web-servers, databse management systems etc) make use of threads</text:span></text:p>
            </text:list-item>
            <text:list-item>
              <text:p text:style-name="P21"><text:span text:style-name="T14">Threads make it easier to share data but processes are a more sound chooice for logically separated tasks with little required sharing of data structures in memory. </text:span></text:p>
            </text:list-item>
          </text:list>
        </text:list-item>
      </text:list>
      <text:p text:style-name="P22"><text:span text:style-name="T14">26.2 An Example: Thread Creation</text:span></text:p>
      <text:p text:style-name="P23"><text:span text:style-name="T14">A thread can be created with the system call pthread_create(&amp;p1, NULL, mythread, “A”);</text:span></text:p>
      <text:list xml:id="list4009670853" text:style-name="L3">
        <text:list-item>
          <text:p text:style-name="P24"><text:span text:style-name="T14">It starts a new thread in the calling process. </text:span></text:p>
        </text:list-item>
        <text:list-item>
          <text:p text:style-name="P25"><text:span text:style-name="T14">The system call is accessed through </text:span><text:span text:style-name="T22">#include</text:span><text:span text:style-name="T14"> &lt;pthread.h&gt;</text:span></text:p>
        </text:list-item>
        <text:list-item>
          <text:p text:style-name="P26"><text:span text:style-name="T14">Returns 0 at success, error number on fail (undefined object)</text:span></text:p>
        </text:list-item>
      </text:list>
      <text:p text:style-name="P27"><text:span text:style-name="T14">Threads make operating systems hard and complex. </text:span><text:span text:style-name="T23">What will run when can be hard to determine. </text:span></text:p>
      <text:p text:style-name="P28"><text:span text:style-name="T23">2</text:span><text:span text:style-name="T14">6.3 Why It Gets Worse: Shared Data</text:span></text:p>
      <text:p text:style-name="P29"><text:span text:style-name="T14">Example: Threads updating a global </text:span><text:span text:style-name="T3">shared</text:span><text:span text:style-name="T14"> variable.</text:span></text:p>
      <text:list xml:id="list989508321" text:style-name="L4">
        <text:list-item>
          <text:p text:style-name="P30"><text:span text:style-name="T14">Might work as expected</text:span></text:p>
        </text:list-item>
        <text:list-item>
          <text:p text:style-name="P30"><text:span text:style-name="T14">Yields different results</text:span></text:p>
        </text:list-item>
      </text:list>
      <text:p text:style-name="P31"><text:span text:style-name="T14">26.4 The Heart Of The Problem: Uncontrolled Scheduling</text:span></text:p>
      <text:p text:style-name="P32"><text:span text:style-name="T14">We will nest increments and some increments will be missed due to the nature of the assembly language performing operations simultanously using wrong values in the registers. </text:span><text:span text:style-name="T24">Each </text:span><text:span text:style-name="T8">thread</text:span><text:span text:style-name="T24"> has private registers that are virtualized and the context switch saves and restores them. </text:span></text:p>
      <text:p text:style-name="P33"><text:span text:style-name="T24">F</text:span><text:span text:style-name="T14">igure 26.7 demonstrates a </text:span><text:span text:style-name="T3">race condition</text:span><text:span text:style-name="T14">, a </text:span><text:span text:style-name="T3">data race</text:span><text:span text:style-name="T14"> (the result depend on the timing execution of the code). </text:span><text:span text:style-name="T25">Thus, we get a </text:span><text:span text:style-name="T5">indeterministic</text:span><text:span text:style-name="T25"> result. </text:span></text:p>
      <text:p text:style-name="P34"><text:span text:style-name="T25">W</text:span><text:span text:style-name="T14">hen multiple threads is executing code with race condition we get a code called </text:span><text:span text:style-name="T3">critical section</text:span><text:span text:style-name="T14">. </text:span><text:span text:style-name="T26">A critical section is code which access a shared variable and must not be concurrently executed by more than one thread. </text:span><text:span text:style-name="T27">What we want for this code is a first example of </text:span><text:span text:style-name="T6">mutual exclusion (mutex)</text:span><text:span text:style-name="T27">. </text:span></text:p>
      <text:p text:style-name="P35"><text:span text:style-name="T6">M</text:span><text:span text:style-name="T3">utex</text:span><text:span text:style-name="T14"> is a property that guarantees that if one thread if executing within the critical section, the others will be prevented </text:span><text:span text:style-name="T28">from doing so. </text:span><text:span text:style-name="T29">All these terms were coined by </text:span><text:span text:style-name="T7">Edsger Dijkstra</text:span><text:span text:style-name="T29">. </text:span></text:p>
      <text:p text:style-name="P36"><text:span text:style-name="T29">2</text:span><text:span text:style-name="T14">6.5 The Wish For Atom</text:span><text:span text:style-name="T30">i</text:span><text:span text:style-name="T14">city</text:span></text:p>
      <text:p text:style-name="P37"><text:span text:style-name="T14">Atomically means “as a unit” which we take as “all or none”. However we don’t provide any atomic updates. Instead, we build a general set <text:s/>of what we call </text:span><text:span text:style-name="T3">synchronization primitives</text:span><text:span text:style-name="T14">. By using hardware synchronization primitives, in combination with some help from the OS, we will be able to build multi-threaded code that accesses critical sections in a </text:span><text:span text:style-name="T31">synchronized and </text:span><text:span text:style-name="T14">controlled manner. </text:span></text:p>
      <text:p text:style-name="P38"><text:soft-page-break/><text:span text:style-name="T14">Tip: Use Atomic Operations</text:span></text:p>
      <text:p text:style-name="P41"><text:span text:style-name="T14">Atomic operations are one of the most powerful underlying techniques in building computer systems.</text:span><text:span text:style-name="T32">The idea behind making a series of actions atomic is simply expressed by the phrase “all or nothing”. </text:span><text:span text:style-name="T33">There should be no in-between state visible. Sometimes, the grouping of many actions into a single atomic action is called </text:span><text:span text:style-name="T9">transaction</text:span><text:span text:style-name="T33">.</text:span></text:p>
      <text:p text:style-name="P42"><text:span text:style-name="T33">T</text:span><text:span text:style-name="T14">o explore concurrency, we will use synchronizaiton primitives to turn short sequences of instructions into atmic blocks of execution </text:span><text:span text:style-name="T34">but the idea of atomicity is bigger than this as we will see. </text:span></text:p>
      <text:p text:style-name="P39"><text:span text:style-name="T34">T</text:span><text:span text:style-name="T14">he Crux: How To Provide Support For Synchronization?</text:span></text:p>
      <text:p text:style-name="P43"><text:span text:style-name="T14">26.6 One More Problem: Waiting For Another</text:span></text:p>
      <text:p text:style-name="P44"><text:span text:style-name="T14">A common interaction arises when where one thread must wait for another to complete some action befoore it continues. </text:span><text:span text:style-name="T35">An example of this is when a proecess performs a disk I/O and is put to sleep; </text:span><text:span text:style-name="T36">when the I/O completes the process needs to be roused from its slumber so it can continue. </text:span></text:p>
      <text:p text:style-name="P45"><text:span text:style-name="T36">S</text:span><text:span text:style-name="T14">o, we will build support for synchronization primitives to support both atomicity and this type of sleeping/waking interaction common in multi-threaded programs. </text:span></text:p>
      <text:p text:style-name="P46"><text:span text:style-name="T14">This will make sense after reading the chapter about </text:span><text:span text:style-name="T3">condition variables</text:span><text:span text:style-name="T14">.</text:span></text:p>
      <text:p text:style-name="P47"><text:span text:style-name="T14">26.7 Summary: Why in OS class?</text:span></text:p>
      <text:p text:style-name="P48"><text:span text:style-name="T14">Involving multi-threading introduced many problems in how OS updates internal structures (page tables, process lists, file system structures and virtually every kernel data structure). </text:span><text:span text:style-name="T37">These are carefully accessed with proper synchronization primitives. </text:span></text:p>
      <text:p text:style-name="P40"><text:span text:style-name="T14">Aside: Key Concurrency Terms</text:span></text:p>
      <text:list xml:id="list2463776677" text:style-name="L5">
        <text:list-item>
          <text:p text:style-name="P49"><text:span text:style-name="T10">Critical Section:</text:span><text:span text:style-name="T14"> </text:span><text:span text:style-name="T38">a piece of code that accesses a shared resource, ususally a variable or data structure. </text:span></text:p>
        </text:list-item>
        <text:list-item>
          <text:p text:style-name="P49"><text:span text:style-name="T10">Race Condition:</text:span><text:span text:style-name="T14"> </text:span><text:span text:style-name="T39">also called data race. Arises if multiple threads of execution enter the critical section at roughly the same time; both attempt to update the shared data structure, leading to a surprising (and perphaps undesirable) outcome. </text:span></text:p>
        </text:list-item>
        <text:list-item>
          <text:p text:style-name="P49"><text:span text:style-name="T11">Indeterminate:</text:span><text:span text:style-name="T14"> </text:span><text:span text:style-name="T40">a indeterminate program consists of one or more race conditions; the utput of the program varies from run to run, depending on which threads ran when. The outcome is thus not deterministic, something we usually expect from computer systems. </text:span></text:p>
        </text:list-item>
        <text:list-item>
          <text:p text:style-name="P49"><text:span text:style-name="T11">Mutual Exclusion:</text:span><text:span text:style-name="T14"> </text:span><text:span text:style-name="T42">A primitive u</text:span><text:span text:style-name="T41">sed by threads to avoid the above stated problems. </text:span><text:span text:style-name="T42">Doing so guarantees that only a single thread ever enters a critical section, thus avoiding races, and resulting in deterministic program outputs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21:04:19.446695643</meta:creation-date>
    <dc:date>2020-12-18T19:05:56.939585252</dc:date>
    <meta:editing-duration>PT21H28M35S</meta:editing-duration>
    <meta:editing-cycles>73</meta:editing-cycles>
    <meta:generator>LibreOffice/6.4.6.2$Linux_X86_64 LibreOffice_project/40$Build-2</meta:generator>
    <meta:document-statistic meta:table-count="0" meta:image-count="0" meta:object-count="0" meta:page-count="3" meta:paragraph-count="61" meta:word-count="1053" meta:character-count="6416" meta:non-whitespace-character-count="5427"/>
  </office:meta>
</office:document-meta>
</file>